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000000" style:font-name="Helvetica Neue" fo:font-size="14pt" fo:letter-spacing="normal" fo:font-style="normal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äyttöohje</text:p>
      <text:p text:style-name="P2">Huffmannin Algoritmi</text:p>
      <text:p text:style-name="P2"/>
      <text:p text:style-name="P6">Ohjelman jar tiedosto on todettu toimivaksi ainankin Windows 8 käyttöjärjestelmässä. Ohjelma netbeansin kautta ajettuna on myös toiminut Linuxissa.</text:p>
      <text:p text:style-name="P4"/>
      <text:p text:style-name="P4">Jar tiedoston käyttö:</text:p>
      <text:p text:style-name="P3"><text:tab/>Käyttämällä Command Promptia (tai Terminaalia Linuxilla) navigoi <text:tab/>jar tiedoston sisältämään osoitteeseen. </text:p>
      <text:p text:style-name="P3"><text:tab/>Anna käsky ”java -jar Huffman.jar”</text:p>
      <text:p text:style-name="P3"/>
      <text:p text:style-name="P3"><text:tab/>Parhaat tulokset yleensä saa jos tekstitiedosto on samassa juuressa jar <text:tab/>tiedostokin.</text:p>
      <text:p text:style-name="P3"/>
      <text:p text:style-name="P4">Ohjelman Käyttö:</text:p>
      <text:p text:style-name="P3">Käynnistäessäsi ohjelman, tämä kysyy haluatko kompressoida teksitiedoston tai purkaa jo tällä ohjelmalla kompressoidun tiedoston.</text:p>
      <text:p text:style-name="P3">Ohjelma otta vastaan joko ”c”:n (Compress) tai ”u”:n (Uncompress).</text:p>
      <text:p text:style-name="P3"/>
      <text:p text:style-name="P3">Jos valitsit c:</text:p>
      <text:p text:style-name="P3"><text:tab/>Ohjelma pyytää tekstitiedoston nimeä jonka haluat kompressoida. Jos <text:tab/>annat pelkän nimen muotoa ”tiedosto.txt”, ohjelma olettaa että <text:tab/>tiedosto sijaitsee ohjelman juurikansiossa. Ohjelma kuitenkin <text:tab/>hyväksyy myös syötteen muotoa ”C:\Users\Lasse\tiedosto.txt”.</text:p>
      <text:p text:style-name="P3"/>
      <text:p text:style-name="P3"><text:tab/>Seruraavaksi ohjelma pyytää sinulta nimeä luotavalle <text:tab/>kompressoidulle tiedostolle. Hyväksytty syöte määräytyy samalla <text:tab/>tavalla kuin edellisessäkin askeleessa.</text:p>
      <text:p text:style-name="P3"><text:tab/>Kompressoitu tiedosto on nyt luotu.</text:p>
      <text:p text:style-name="P3"/>
      <text:p text:style-name="P3">Jos valitsit u:</text:p>
      <text:p text:style-name="P3"><text:tab/>Ohjelma pyytää kompressoidun tiedoston nimeä jonka haluat purkaa. <text:tab/>Jos annat pelkän nimen muotoa ”tiedosto.dat”, ohjelma olettaa että <text:tab/>tiedosto sijaitsee ohjelman juurikansiossa. Ohjelma kuitenkin <text:tab/>hyväksyy myös syötteen muotoa ”C:\Users\Lasse\tiedosto.dat”.</text:p>
      <text:p text:style-name="P3"/>
      <text:p text:style-name="P3"/>
      <text:p text:style-name="P3"><text:soft-page-break/><text:tab/>Seruraavaksi ohjelma pyytää sinulta nimeä luotavalle puretulle <text:tab/>teksti tiedostolle . Hyväksytty syöte määräytyy samalla tavalla kuin <text:tab/>edellisessäkin askeleessa.</text:p>
      <text:p text:style-name="P3"/>
      <text:p text:style-name="P3"><text:tab/>Viimeiseksi ohjelma kysyy onko tekstitiedosto UTF-8 vai ANSI <text:tab/>muodossa. Syötä a, jos ANSI ja 8 jos UTF-8.</text:p>
      <text:p text:style-name="P3"/>
      <text:p text:style-name="P3"><text:tab/>Kompressoitu tiedosto on nyt purettu taas luettavaan muotoon.</text:p>
      <text:p text:style-name="P3"/>
      <text:p text:style-name="P8"><text:span text:style-name="T2">HUOM! </text:span><text:span text:style-name="T3">Ohjelman toimii ainoastaan UTF-8 tai ANSI tekstitiedostoilla. Jos syöteeseen alkuun ilmestyy</text:span><text:span text:style-name="T5"> </text:span><text:span text:style-name="T4">ÿ-merkki tai alusta puuttuu merkki niin olet varmaan valinnut väärän tekstitiedoston muodon.</text:span></text:p>
      <text:p text:style-name="P4"><text:span text:style-name="T1">Jos linuxin puolella jää ensimmäinen kirjain tulosteesta puuttumaan UTF-8 tekstitiedostossa, käyttäkää ANSI valintaa sen sijaan.</text:span></text:p>
      <text:p text:style-name="P4"><text:span text:style-name="T1">Joitakin ongelmia on Windows puolella ollut myös jar tiedoston ja UTF-8 muodossa olevien tiedostojen kombinaatioiss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se Väisänen</meta:initial-creator>
    <meta:creation-date>2015-05-16T02:18:32.68</meta:creation-date>
    <dc:date>2015-05-17T22:20:21.92</dc:date>
    <dc:creator>Jesse Väisänen</dc:creator>
    <meta:editing-duration>PT3H44M34S</meta:editing-duration>
    <meta:editing-cycles>9</meta:editing-cycles>
    <meta:generator>OpenOffice/4.0.0$Win32 OpenOffice.org_project/400m3$Build-9702</meta:generator>
    <meta:document-statistic meta:table-count="0" meta:image-count="0" meta:object-count="0" meta:page-count="2" meta:paragraph-count="22" meta:word-count="262" meta:character-count="2143"/>
  </office:meta>
</office:document-meta>
</file>